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text-properties officeooo:rsid="0018ee2d" officeooo:paragraph-rsid="0018ee2d"/>
    </style:style>
    <style:style style:name="P2" style:family="paragraph" style:parent-style-name="Text_20_body">
      <style:text-properties officeooo:rsid="002b3d9a" officeooo:paragraph-rsid="002b3d9a"/>
    </style:style>
    <style:style style:name="P3" style:family="paragraph" style:parent-style-name="Text_20_body">
      <style:text-properties officeooo:rsid="00341212" officeooo:paragraph-rsid="00341212"/>
    </style:style>
    <style:style style:name="P4" style:family="paragraph" style:parent-style-name="Text_20_body">
      <style:text-properties officeooo:rsid="00392f99" officeooo:paragraph-rsid="00392f99"/>
    </style:style>
    <style:style style:name="P5" style:family="paragraph" style:parent-style-name="Text_20_body">
      <style:text-properties officeooo:rsid="003baa14" officeooo:paragraph-rsid="003baa14"/>
    </style:style>
    <style:style style:name="P6" style:family="paragraph" style:parent-style-name="Text_20_body">
      <style:text-properties officeooo:rsid="003d72a4" officeooo:paragraph-rsid="003d72a4"/>
    </style:style>
    <style:style style:name="P7" style:family="paragraph" style:parent-style-name="Text_20_body">
      <style:text-properties officeooo:rsid="003e4087" officeooo:paragraph-rsid="003e4087"/>
    </style:style>
    <style:style style:name="P8" style:family="paragraph" style:parent-style-name="Text_20_body">
      <style:text-properties officeooo:rsid="0042cc06" officeooo:paragraph-rsid="0042cc06"/>
    </style:style>
    <style:style style:name="P9" style:family="paragraph" style:parent-style-name="Text_20_body">
      <style:text-properties officeooo:rsid="002ffe4d" officeooo:paragraph-rsid="002ffe4d"/>
    </style:style>
    <style:style style:name="P10" style:family="paragraph" style:parent-style-name="Text_20_body">
      <style:text-properties officeooo:rsid="0048fae2" officeooo:paragraph-rsid="0048fae2"/>
    </style:style>
    <style:style style:name="P11" style:family="paragraph" style:parent-style-name="Text_20_body">
      <style:text-properties officeooo:rsid="004ad5d0" officeooo:paragraph-rsid="004ad5d0"/>
    </style:style>
    <style:style style:name="P12" style:family="paragraph" style:parent-style-name="Title">
      <style:text-properties officeooo:rsid="00188905" officeooo:paragraph-rsid="00188905"/>
    </style:style>
    <style:style style:name="P13" style:family="paragraph" style:parent-style-name="Text_20_body">
      <style:text-properties officeooo:rsid="004cce5b" officeooo:paragraph-rsid="004cfa54"/>
    </style:style>
    <style:style style:name="P14" style:family="paragraph" style:parent-style-name="Text_20_body">
      <style:text-properties officeooo:rsid="004d5ec7" officeooo:paragraph-rsid="004d5ec7"/>
    </style:style>
    <style:style style:name="P15" style:family="paragraph" style:parent-style-name="Text_20_body">
      <style:text-properties officeooo:rsid="004f68c3" officeooo:paragraph-rsid="004f68c3"/>
    </style:style>
    <style:style style:name="P16" style:family="paragraph" style:parent-style-name="Text_20_body">
      <style:text-properties officeooo:rsid="00511089" officeooo:paragraph-rsid="00511089"/>
    </style:style>
    <style:style style:name="P17" style:family="paragraph" style:parent-style-name="Text_20_body">
      <style:text-properties officeooo:rsid="00528ef3" officeooo:paragraph-rsid="00528ef3"/>
    </style:style>
    <style:style style:name="P18" style:family="paragraph" style:parent-style-name="Heading_20_2">
      <style:text-properties officeooo:rsid="0018eb23" officeooo:paragraph-rsid="0018eb23"/>
    </style:style>
    <style:style style:name="P19" style:family="paragraph" style:parent-style-name="Heading_20_2">
      <style:text-properties officeooo:rsid="001a2e2f" officeooo:paragraph-rsid="001a2e2f"/>
    </style:style>
    <style:style style:name="P20" style:family="paragraph" style:parent-style-name="Heading_20_2">
      <style:text-properties officeooo:rsid="003baa14" officeooo:paragraph-rsid="003baa14"/>
    </style:style>
    <style:style style:name="P21" style:family="paragraph" style:parent-style-name="Heading_20_1">
      <style:text-properties officeooo:rsid="0032c8bd" officeooo:paragraph-rsid="0032c8bd"/>
    </style:style>
    <style:style style:name="P22" style:family="paragraph" style:parent-style-name="Heading_20_3">
      <style:text-properties officeooo:rsid="0048fae2" officeooo:paragraph-rsid="0048fae2"/>
    </style:style>
    <style:style style:name="T1" style:family="text">
      <style:text-properties officeooo:rsid="00315f0b"/>
    </style:style>
    <style:style style:name="T2" style:family="text">
      <style:text-properties officeooo:rsid="0035aeca"/>
    </style:style>
    <style:style style:name="T3" style:family="text">
      <style:text-properties officeooo:rsid="003e4087"/>
    </style:style>
    <style:style style:name="T4" style:family="text">
      <style:text-properties officeooo:rsid="003f073b"/>
    </style:style>
    <style:style style:name="T5" style:family="text">
      <style:text-properties style:text-position="super 58%" officeooo:rsid="00405a1c"/>
    </style:style>
    <style:style style:name="T6" style:family="text">
      <style:text-properties style:text-position="super 58%" officeooo:rsid="004378df"/>
    </style:style>
    <style:style style:name="T7" style:family="text">
      <style:text-properties style:text-position="super 58%" officeooo:rsid="004678fc"/>
    </style:style>
    <style:style style:name="T8" style:family="text">
      <style:text-properties officeooo:rsid="00417038"/>
    </style:style>
    <style:style style:name="T9" style:family="text">
      <style:text-properties style:text-position="0% 100%"/>
    </style:style>
    <style:style style:name="T10" style:family="text">
      <style:text-properties style:text-position="0% 100%" officeooo:rsid="00405a1c"/>
    </style:style>
    <style:style style:name="T11" style:family="text">
      <style:text-properties style:text-position="0% 100%" officeooo:rsid="004378df"/>
    </style:style>
    <style:style style:name="T12" style:family="text">
      <style:text-properties style:text-position="0% 100%" officeooo:rsid="004678fc"/>
    </style:style>
    <style:style style:name="T13" style:family="text">
      <style:text-properties officeooo:rsid="004cfa54"/>
    </style:style>
    <style:style style:name="T14" style:family="text">
      <style:text-properties officeooo:rsid="00500f19"/>
    </style:style>
    <style:style style:name="T15" style:family="text">
      <style:text-properties officeooo:rsid="00550ea5"/>
    </style:style>
    <style:style style:name="T16" style:family="text">
      <style:text-properties officeooo:rsid="0059de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pport</text:p>
      <text:h text:style-name="P21" text:outline-level="1">Utilisation / compilation du projet</text:h>
      <text:p text:style-name="P3">Le projet a été réalisé en langage Java, avec la bibliothèque intégrée Swing. <text:span text:style-name="T2">Il suffit de compiler tous les fichiers avec un compilateur java standard minimum version 7.</text:span></text:p>
      <text:p text:style-name="P4">Pour lancer le projet: lancer la classe Main.</text:p>
      <text:p text:style-name="P4">Un fichier jar exécutable sera fourni avec le rendu.</text:p>
      <text:h text:style-name="P18" text:outline-level="2">1</text:h>
      <text:p text:style-name="P1">Cf: interface graphique</text:p>
      <text:h text:style-name="P19" text:outline-level="2">2</text:h>
      <text:p text:style-name="P13">1s: </text:p>
      <text:p text:style-name="P13"><text:span text:style-name="T13">premier coup:</text:span>15 164 exécutions, chances de victoire: 0,43</text:p>
      <text:p text:style-name="P14">5e coup: 27 562 exécutions, chances de victoire 0,72</text:p>
      <text:p text:style-name="P14">2s:</text:p>
      <text:p text:style-name="P15">premier coup: 32 901 exécutions, chances de victoire: 0,47</text:p>
      <text:p text:style-name="P15">5e coup: <text:span text:style-name="T14">1 803 428 exécutions, chances de victoire: 0,99 (l’ordi a aligné 2 fois 3 pions)</text:span></text:p>
      <text:p text:style-name="P16">3s:</text:p>
      <text:p text:style-name="P17">premier coup: 268 314 exécutions, chances de victoire: 0,96</text:p>
      <text:p text:style-name="P17">5e coup: <text:span text:style-name="T15">1 120 931 exécutiond, chances de victoire: 0,99 (pas de situation particulière)</text:span></text:p>
      <text:p text:style-name="P2">L’ordinateur ne nous bat jamais à tous les coups: en particulier en début de partie, si on aligne rapidement des jetons, il ne se défend pas souvent.</text:p>
      <text:p text:style-name="P9">Il a souvent tendance à poser ses jetons sur une même colonne ou même ligne, même si celà cause sa perte. En effet, il privilégie la victoire à <text:span text:style-name="T1">essayer de nous bloquer. Ceci est justifié: Après les itérations de MCTS, on chosit la branche de meilleure moyenne des récompenses, y compris si elle a été peu visitée.</text:span></text:p>
      <text:h text:style-name="P22" text:outline-level="3">3</text:h>
      <text:p text:style-name="P10">Après l’implémentation de la fonction qui oblige l’ordi à jouer un coup gagnant ou un coup qui bloque notre victoire, l’ordi est devenu beaucoup plus fort que dans la version précédente ; cela est dû au fait qu’avant, l’ordi choisissait parmi ses successeurs, celui qui avait le plus de chances de gagner, et n’essayait pas de nous bloquer. Ceci est dû au fait que MCTS a tendance à plus visiter les noeuds qui ont une forte récompense.</text:p>
      <text:p text:style-name="P10"/>
      <text:h text:style-name="Heading_20_2" text:outline-level="2"><text:soft-page-break/>5</text:h>
      <text:p text:style-name="P11">En mode “robuste”, l’ordi a moins tendance à alligner ostensiblement ses pions qu’en mode “max”, mais il gagne quand même très souvent ; donc les coups joués par ces 2 modes sont différents.</text:p>
      <text:p text:style-name="P11">Le mode “Max” semble toutefois avoir une meilleure perforance puisqu’il gagne plus rapidement.</text:p>
      <text:h text:style-name="P20" text:outline-level="2">6</text:h>
      <text:p text:style-name="P5">Il y a un facteur de branchement moyen d’environ 7, car le plateau de puissance 4 classique comporte 7 colonnes, donc 7 successeurs. Il descend <text:s/><text:span text:style-name="T16">cependant </text:span>en dessous de 7 en fin de partie.</text:p>
      <text:p text:style-name="P6">Dans le pire cas, le plateau est rempli sans qu’aucun joueur n’ait gagné avant. Le plateau fait 6 par 7 cases, on a donc une profondeur maximale de 42.</text:p>
      <text:p text:style-name="P7">Il y a donc environ 7<text:span text:style-name="T5">42</text:span> états dans l’a<text:span text:style-name="T8">r</text:span>bre min<text:span text:style-name="T4">i</text:span>max.</text:p>
      <text:p text:style-name="P8">Un ordinateur à 3Ghz effectue environ 3 milliards d’opérations par seconde.</text:p>
      <text:p text:style-name="P8">Il faut environ <text:s/><text:span text:style-name="T3">7</text:span><text:span text:style-name="T5">42</text:span><text:span text:style-name="T10">/</text:span><text:span text:style-name="T9">3M </text:span><text:span text:style-name="T11">~ 10</text:span><text:span text:style-name="T6">26</text:span><text:span text:style-name="T11"> secondes </text:span><text:span text:style-name="T12">soit environ 10</text:span><text:span text:style-name="T7">18</text:span><text:span text:style-name="T12"> ann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7:39:08.440000000</meta:creation-date>
    <meta:generator>LibreOffice/5.2.0.4$Linux_X86_64 LibreOffice_project/20m0$Build-4</meta:generator>
    <dc:date>2017-11-06T13:45:37.868013218</dc:date>
    <meta:editing-duration>PT1H18M29S</meta:editing-duration>
    <meta:editing-cycles>46</meta:editing-cycles>
    <dc:creator>Victor Creusel</dc:creator>
    <meta:document-statistic meta:table-count="0" meta:image-count="0" meta:object-count="0" meta:page-count="2" meta:paragraph-count="30" meta:word-count="430" meta:character-count="2462" meta:non-whitespace-character-count="2059"/>
  </office:meta>
</office:document-meta>
</file>